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0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a0f7b62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28fb6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Footnote">
      <style:text-properties officeooo:rsid="043ccc66" officeooo:paragraph-rsid="0dca2508"/>
    </style:style>
    <style:style style:name="P53" style:family="paragraph" style:parent-style-name="Footnote">
      <style:text-properties officeooo:rsid="043ccc66" officeooo:paragraph-rsid="0e5afad8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5f1cf7"/>
    </style:style>
    <style:style style:name="P56" style:family="paragraph" style:parent-style-name="Standard">
      <style:paragraph-properties fo:text-align="center" style:justify-single-word="false"/>
      <style:text-properties officeooo:paragraph-rsid="0eb4913f"/>
    </style:style>
    <style:style style:name="P57" style:family="paragraph" style:parent-style-name="Standard">
      <style:paragraph-properties fo:text-align="center" style:justify-single-word="false"/>
      <style:text-properties officeooo:paragraph-rsid="0daef67d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officeooo:paragraph-rsid="0dce9327"/>
    </style:style>
    <style:style style:name="P63" style:family="paragraph" style:parent-style-name="Standard">
      <style:paragraph-properties fo:text-align="center" style:justify-single-word="false"/>
      <style:text-properties officeooo:paragraph-rsid="103fc298"/>
    </style:style>
    <style:style style:name="P64" style:family="paragraph" style:parent-style-name="Standard">
      <style:paragraph-properties fo:text-align="center" style:justify-single-word="false"/>
      <style:text-properties officeooo:paragraph-rsid="10411e41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Footnote">
      <style:text-properties officeooo:paragraph-rsid="0f92b562"/>
    </style:style>
    <style:style style:name="P67" style:family="paragraph" style:parent-style-name="Standard">
      <style:text-properties officeooo:paragraph-rsid="0f9ce6c3"/>
    </style:style>
    <style:style style:name="P68" style:family="paragraph" style:parent-style-name="Standard">
      <style:text-properties officeooo:paragraph-rsid="0f9ee08e"/>
    </style:style>
    <style:style style:name="P69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0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6" style:family="paragraph" style:parent-style-name="Footnote">
      <style:text-properties officeooo:paragraph-rsid="0fda15e0"/>
    </style:style>
    <style:style style:name="P77" style:family="paragraph" style:parent-style-name="Standard">
      <style:text-properties officeooo:paragraph-rsid="0fe106d1"/>
    </style:style>
    <style:style style:name="P78" style:family="paragraph" style:parent-style-name="Footnote">
      <style:text-properties officeooo:paragraph-rsid="102c1a0f"/>
    </style:style>
    <style:style style:name="P79" style:family="paragraph" style:parent-style-name="Standard">
      <style:text-properties officeooo:paragraph-rsid="1044b2e0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1" style:family="paragraph" style:parent-style-name="Footnote">
      <style:text-properties officeooo:paragraph-rsid="1020b286"/>
    </style:style>
    <style:style style:name="P8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4" style:family="paragraph" style:parent-style-name="Standard" style:list-style-name="L1">
      <style:paragraph-properties fo:break-before="page"/>
      <style:text-properties officeooo:paragraph-rsid="0b0ddd8e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89" style:family="paragraph" style:parent-style-name="Standard">
      <style:text-properties officeooo:paragraph-rsid="104d50c8"/>
    </style:style>
    <style:style style:name="P9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officeooo:rsid="047da547"/>
    </style:style>
    <style:style style:name="T24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style:font-size-asian="12pt" style:font-size-complex="12pt"/>
    </style:style>
    <style:style style:name="T274" style:family="text">
      <style:text-properties style:use-window-font-color="true" loext:opacity="0%" style:font-name="Liberation Sans" officeooo:rsid="0efd8e5c"/>
    </style:style>
    <style:style style:name="T27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officeooo:rsid="04473353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officeooo:rsid="0aace3cd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4" style:family="text">
      <style:text-properties officeooo:rsid="0f0ca65a"/>
    </style:style>
    <style:style style:name="T305" style:family="text">
      <style:text-properties officeooo:rsid="0f8f58bd"/>
    </style:style>
    <style:style style:name="T306" style:family="text">
      <style:text-properties officeooo:rsid="0f95a7a0"/>
    </style:style>
    <style:style style:name="T307" style:family="text">
      <style:text-properties style:text-underline-style="none"/>
    </style:style>
    <style:style style:name="T308" style:family="text">
      <style:text-properties style:font-name="Liberation Mono" fo:font-size="8pt" style:font-size-asian="8pt" style:font-size-complex="8pt" loext:padding="0.049cm" loext:border="0.31pt solid #000000"/>
    </style:style>
    <style:style style:name="T30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2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8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78"><text:span text:style-name="T290">D</text:span><text:span text:style-name="T281">eze </text:span><text:span text:style-name="Strong_20_Emphasis"><text:span text:style-name="T292"><text:user-field-get text:name="Distro">Ubuntu</text:user-field-get></text:span></text:span><text:span text:style-name="T283"><text:s/></text:span><text:span text:style-name="T293"><text:user-field-get text:name="Version">24.04</text:user-field-get></text:span><text:span text:style-name="T293"><text:s/>Desktop</text:span><text:span text:style-name="T281"> (codenaam </text:span><text:span text:style-name="T289">noble</text:span><text:span text:style-name="T281">) van april</text:span><text:span text:style-name="T284"> </text:span><text:span text:style-name="Strong_20_Emphasis"><text:span text:style-name="T295"><text:user-field-get text:name="Releaseyear">2024</text:user-field-get></text:span></text:span><text:span text:style-name="T285"><text:s/></text:span><text:span text:style-name="T290">is een zogenaamde </text:span><text:span text:style-name="T281">LTS-</text:span><text:span text:style-name="T290">versie</text:span><text:span text:style-name="T281"> </text:span><text:span text:style-name="T290">(</text:span><text:span text:style-name="T281">staat voor Long-Term Support, </text:span><text:span text:style-name="T282">langetermijnondersteuning</text:span><text:span text:style-name="T290">)</text:span><text:span text:style-name="T282"> </text:span><text:span text:style-name="T291">en</text:span><text:span text:style-name="T285"> </text:span><text:span text:style-name="T281">wordt gedurende 5 jaar ondersteund tot april 202</text:span><text:span text:style-name="T289">9</text:span><text:span text:style-name="T281">, en met een </text:span><text:span text:style-name="T288">gratis persoonlijk </text:span><text:span text:style-name="T281">Ubuntu </text:span><text:span text:style-name="T286">P</text:span><text:span text:style-name="T281">ro-abonnement gedurende 1</text:span><text:span text:style-name="T287">0</text:span><text:span text:style-name="T281"> jaar tot april 203</text:span><text:span text:style-name="T289">4</text:span><text:span text:style-name="T281">.</text:span></text:p></text:note-body></text:note></text:span></text:span><text:span text:style-name="Strong_20_Emphasis"><text:span text:style-name="T176"><text:s/></text:span></text:span><text:span text:style-name="Strong_20_Emphasis"><text:span text:style-name="T179">Desktop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4">ONDERSTREEPTE</text:span></text:span><text:span text:style-name="T1"> </text:span><text:span text:style-name="T16">woorden</text:span><text:span text:style-name="T15"> het</text:span><text:span text:style-name="Strong_20_Emphasis"><text:span text:style-name="T222"> </text:span></text:span><text:span text:style-name="Strong_20_Emphasis"><text:span text:style-name="T223">tekstvak</text:span></text:span><text:span text:style-name="T16"> </text:span><text:span text:style-name="T19">in,</text:span><text:span text:style-name="T16"> </text:span><text:span text:style-name="T240">zie </text:span><text:span text:style-name="T274">[</text:span><text:span text:style-name="T240">toelichting</text:span><text:span text:style-name="T274">]</text:span><text:span text:style-name="T16">:</text:span></text:p>
      <text:p text:style-name="P2"><text:span text:style-name="Definition"><text:span text:style-name="T23">GEBRUIKER</text:span></text:span><text:span text:style-name="T248"><text:tab/><text:tab/></text:span><text:span text:style-name="T273"> <text:tab/><text:tab/></text:span><text:span text:style-name="T249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49"><text:tab/> <text:s text:c="2"/></text:span><text:span text:style-name="T250">[</text:span><text:span text:style-name="T251">V</text:span><text:span text:style-name="T243">olledige naam, bijv. </text:span><text:span text:style-name="T244">J</text:span><text:span text:style-name="T271">a</text:span><text:span text:style-name="T244">n </text:span><text:span text:style-name="T271">Jansen</text:span><text:span text:style-name="T272">]</text:span></text:p>
      <text:p text:style-name="P77"><text:span text:style-name="Definition"><text:span text:style-name="T242">g</text:span></text:span><text:span text:style-name="Definition">ebruikersnaam</text:span><text:span text:style-name="Definition"><text:span text:style-name="T307"><text:tab/></text:span></text:span><text:span text:style-name="T241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41"><text:tab/> <text:s text:c="2"/></text:span><text:span text:style-name="T7">[</text:span><text:span text:style-name="T8">K</text:span><text:span text:style-name="T6">orte naam, bijv. </text:span><text:span text:style-name="T185">j</text:span><text:span text:style-name="T186">a</text:span><text:span text:style-name="T185">n</text:span><text:span text:style-name="T187">]</text:span></text:p>
      <text:p text:style-name="P2"><text:span text:style-name="Definition">COMPUTERNAAM</text:span><text:span text:style-name="T252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57">[</text:span><text:span text:style-name="T258">N</text:span><text:span text:style-name="T253">aam van de compute</text:span><text:span text:style-name="T254">r, </text:span><text:span text:style-name="T255">bijv. </text:span><text:span text:style-name="T256">pc02</text:span><text:span text:style-name="T257">]</text:span></text:p>
      <text:p text:style-name="P2"><text:span text:style-name="Definition"><text:span text:style-name="T260">GEBRUIKER</text:span></text:span><text:span text:style-name="Definition"><text:span text:style-name="T265"><text:tab/></text:span></text:span><text:span text:style-name="T259"><text:tab/></text:span><text:span text:style-name="T273"> <text:tab/><text:tab/></text:span><text:span text:style-name="T249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49"><text:tab/> <text:s text:c="2"/></text:span><text:span text:style-name="T250">[</text:span><text:span text:style-name="T251">V</text:span><text:span text:style-name="T243">olledige naam </text:span><text:span text:style-name="T247">evt. 2</text:span><text:span text:style-name="T275">e</text:span><text:span text:style-name="T245"> gebruiker</text:span><text:span text:style-name="T246">]</text:span></text:p>
      <text:p text:style-name="P77"><text:span text:style-name="Definition"><text:span text:style-name="T260">GEBRUIKERSN</text:span></text:span><text:span text:style-name="Definition"><text:span text:style-name="T261">aa</text:span></text:span><text:span text:style-name="Definition"><text:span text:style-name="T260">M</text:span></text:span><text:span text:style-name="Definition"><text:span text:style-name="T265"><text:tab/></text:span></text:span><text:span text:style-name="T241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41"><text:tab/> <text:s text:c="2"/></text:span><text:span text:style-name="T263">[</text:span><text:span text:style-name="T264">K</text:span><text:span text:style-name="T262">orte naam</text:span><text:span text:style-name="T266"> </text:span><text:span text:style-name="T267">e</text:span><text:span text:style-name="T268">vt. 2</text:span><text:span text:style-name="T276">e</text:span><text:span text:style-name="T268"> </text:span><text:span text:style-name="T269">gebruiker</text:span><text:span text:style-name="T270">]</text:span></text:p>
      <text:p text:style-name="P1"><text:span text:style-name="T188">Vervang </text:span><text:span text:style-name="T195">de</text:span><text:span text:style-name="T188"> </text:span><text:span text:style-name="Definition"><text:span text:style-name="T24">ONDERSTREEPTE</text:span></text:span><text:span text:style-name="T188"> </text:span><text:span text:style-name="T189">woorden </text:span><text:span text:style-name="T188">in deze checklist door </text:span><text:span text:style-name="T195">d</text:span><text:span text:style-name="T196">i</text:span><text:span text:style-name="T195">e </text:span><text:span text:style-name="T194">in </text:span><text:span text:style-name="T196">het</text:span><text:span text:style-name="Strong_20_Emphasis"><text:span text:style-name="T62"> </text:span></text:span><text:span text:style-name="Strong_20_Emphasis"><text:span text:style-name="T81">tekstvak</text:span></text:span><text:span text:style-name="T188">.</text:span></text:p>
      <text:p text:style-name="P39"/>
      <text:p text:style-name="P39"/>
      <text:p text:style-name="P3"><text:span text:style-name="T200">Nog niet op Linux?</text:span><text:span text:style-name="T190"><text:tab/></text:span><text:span text:style-name="Strong_20_Emphasis"><text:span text:style-name="T85"><draw:control text:anchor-type="as-char" draw:z-index="17" draw:name="Vorm3" draw:style-name="gr1" draw:text-style-name="P91" svg:width="0.35cm" svg:height="0.35cm" draw:control="control16"/></text:span></text:span><text:span text:style-name="T197"><text:tab/></text:span><text:span text:style-name="T198">G</text:span><text:span text:style-name="T191">ebruik </text:span><text:span text:style-name="Strong_20_Emphasis"><text:span text:style-name="T201">Checklist </text:span></text:span><text:span text:style-name="Strong_20_Emphasis"><text:span text:style-name="T202">overzetten</text:span></text:span><text:span text:style-name="T191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2"> onder </text:span><text:span text:style-name="T199">Linux</text:span><text:span text:style-name="T193">.</text:span></text:p>
      <text:p text:style-name="P38"><text:span text:style-name="T161">Nieuwe installatie?</text:span><text:span text:style-name="T157"><text:tab/></text:span><text:span text:style-name="Strong_20_Emphasis"><text:span text:style-name="T84"><draw:control text:anchor-type="as-char" draw:z-index="18" draw:name="Vorm 2" draw:style-name="gr1" draw:text-style-name="P91" svg:width="0.35cm" svg:height="0.35cm" draw:control="control17"/></text:span></text:span><text:span text:style-name="T160"><text:tab/></text:span><text:span text:style-name="T159">B</text:span><text:span text:style-name="T157">egin bij hoofdstuk </text:span><text:span text:style-name="T161"><text:bookmark-ref text:reference-format="page" text:ref-name="__RefNumPara__4009_1271708128">2</text:bookmark-ref></text:span><text:span text:style-name="T157"><text:s text:c="2"/></text:span><text:span text:style-name="T162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83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83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2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302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3" office:value-type="string">
            <text:p text:style-name="P70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69"><text:span text:style-name="T156">D</text:span>e <text:span text:style-name="T308">Super</text:span>-toets <text:span text:style-name="T212">is de Windows-toets, Command-toets </text:span><text:span text:style-name="T213">(Apple)</text:span><text:span text:style-name="T212">, of Vergrootglas-toets </text:span><text:span text:style-name="T213">(Chromebook)</text:span><text:span text:style-name="T212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1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5" office:value-type="string">
            <text:p text:style-name="P79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6" office:value-type="string">
            <text:p text:style-name="P79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8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85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2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7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0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B1" office:value-type="string">
            <text:p text:style-name="P54"><text:span text:style-name="Strong_20_Emphasis"><text:span text:style-name="T85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9"><text:span text:style-name="T206">Start de computer op vanaf</text:span><text:span text:style-name="T206"><text:note text:id="ftn4" text:note-class="footnote"><text:note-citation>1</text:note-citation><text:note-body><text:p text:style-name="P76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6"> </text:span><text:span text:style-name="T210">een </text:span><text:span text:style-name="Strong_20_Emphasis"><text:span text:style-name="T182"><text:user-field-get text:name="Distro">Ubuntu</text:user-field-get></text:span></text:span><text:span text:style-name="T205"><text:s/></text:span><text:span text:style-name="T183"><text:user-field-get text:name="Version">24.04</text:user-field-get></text:span><text:span text:style-name="T183"><text:s/></text:span><text:span text:style-name="Strong_20_Emphasis"><text:span text:style-name="T184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6"><text:span text:style-name="T277">Vanaf ee</text:span>n <text:span text:style-name="T306">L</text:span>ive <text:span text:style-name="T305">USB</text:span><text:span text:style-name="T280">-stick</text:span><text:span text:style-name="T21"> </text:span>kunt <text:span text:style-name="T277">u opstarten en</text:span> <text:span text:style-name="T17">met </text:span>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werken zonder enige bestanden op de harde schijf te wijzigen en maakt ook installatie van 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1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9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8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115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7">Kies</text:span><text:span text:style-name="T208"> </text:span><text:span text:style-name="T211">Nederlands</text:span><text:span text:style-name="T208"> en klik</text:span><text:span text:style-name="T209"> </text:span><text:span text:style-name="T208">op</text:span><text:span text:style-name="T207"> </text:span><text:span text:style-name="T204">Next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6"><text:span text:style-name="Strong_20_Emphasis"><text:span text:style-name="T50"><draw:control text:anchor-type="as-char" draw:z-index="26" draw:name="Vorm 10" draw:style-name="gr1" draw:text-style-name="P91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2">Bij</text:span><text:span text:style-name="T225"> </text:span><text:span text:style-name="Strong_20_Emphasis"><text:span text:style-name="T235">Kies uw toetsenbordindeling</text:span>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0">Kies <text:span text:style-name="T309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6"><text:span text:style-name="Strong_20_Emphasis"><text:span text:style-name="T50"><draw:control text:anchor-type="as-char" draw:z-index="27" draw:name="Vorm 11" draw:style-name="gr1" draw:text-style-name="P91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2">Bij</text:span><text:span text:style-name="T225"> </text:span><text:span text:style-name="Strong_20_Emphasis"><text:span text:style-name="T236">What apps would you like to install to start with?</text:span></text:span><text:span text:style-name="Strong_20_Emphasis"><text:span text:style-name="T221"> kies </text:span></text:span><text:span text:style-name="Strong_20_Emphasis"><text:span text:style-name="T236">Extended selection</text:span></text:span><text:span text:style-name="Strong_20_Emphasis"><text:span text:style-name="T22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2">Bij</text:span><text:span text:style-name="T225"> </text:span><text:span text:style-name="Strong_20_Emphasis"><text:span text:style-name="T233">Create your account</text:span>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4" office:value-type="string">
            <text:p text:style-name="P11"><text:span text:style-name="T231">V</text:span><text:span text:style-name="T226">ul </text:span><text:span text:style-name="T227">in </text:span><text:span text:style-name="Strong_20_Emphasis"><text:span text:style-name="T233">Your</text:span></text:span><text:span text:style-name="Strong_20_Emphasis"><text:span text:style-name="T228"> n</text:span></text:span><text:span text:style-name="Strong_20_Emphasis"><text:span text:style-name="T229">am</text:span></text:span><text:span text:style-name="Strong_20_Emphasis"><text:span text:style-name="T233">e</text:span></text:span><text:span text:style-name="Strong_20_Emphasis"><text:span text:style-name="T217"> </text:span></text:span><text:span text:style-name="Definition"><text:span text:style-name="T4">gebruiker</text:span></text:span><text:span text:style-name="Strong_20_Emphasis"><text:span text:style-name="T218">, <text:line-break/></text:span></text:span><text:span text:style-name="Strong_20_Emphasis"><text:span text:style-name="T233">You</text:span></text:span><text:span text:style-name="Strong_20_Emphasis"><text:span text:style-name="T239">r</text:span></text:span><text:span text:style-name="Strong_20_Emphasis"><text:span text:style-name="T228"> </text:span></text:span><text:span text:style-name="Strong_20_Emphasis"><text:span text:style-name="T230">computer</text:span></text:span><text:span text:style-name="Strong_20_Emphasis"><text:span text:style-name="T238">'s </text:span></text:span><text:span text:style-name="Strong_20_Emphasis"><text:span text:style-name="T237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7">,<text:line-break/></text:span></text:span><text:span text:style-name="Strong_20_Emphasis"><text:span text:style-name="T234">Your username</text:span></text:span><text:span text:style-name="Strong_20_Emphasis"><text:span text:style-name="T217"> </text:span></text:span><text:span text:style-name="Definition"><text:span text:style-name="T4">gebruikersnaam</text:span></text:span><text:span text:style-name="Strong_20_Emphasis"><text:span text:style-name="T217">, </text:span></text:span><text:span text:style-name="Strong_20_Emphasis"><text:span text:style-name="T220">en</text:span></text:span><text:span text:style-name="Strong_20_Emphasis"><text:span text:style-name="T217"><text:line-break/></text:span></text:span><text:span text:style-name="Strong_20_Emphasis"><text:span text:style-name="T219">g</text:span></text:span><text:span text:style-name="Strong_20_Emphasis"><text:span text:style-name="T216">eef tweemaal een </text:span></text:span><text:span text:style-name="Strong_20_Emphasis"><text:span text:style-name="T224">wachtwoord</text:span></text:span><text:span text:style-name="Strong_20_Emphasis"><text:span text:style-name="T216">.</text:span></text:span></text:p>
          </table:table-cell>
        </table:table-row>
      </table:table>
      <text:p text:style-name="P42"><text:span text:style-name="Strong_20_Emphasis"><text:span text:style-name="T87"/></text:span></text:p>
      <text:list text:continue-numbering="true" text:style-name="L1">
        <text:list-item>
          <text:p text:style-name="P83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3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85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5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63"><text:span text:style-name="Strong_20_Emphasis"><text:span text:style-name="T85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5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1"><text:span text:style-name="T169">De </text:span><text:span text:style-name="T215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3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7" office:value-type="string">
            <text:p text:style-name="P79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9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3"><text:span text:style-name="Strong_20_Emphasis"><text:span text:style-name="T85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4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8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3"><text:span text:style-name="Strong_20_Emphasis"><text:span text:style-name="T46"><text:tab/></text:span></text:span></text:p>
      <text:p text:style-name="P44"><text:span text:style-name="Strong_20_Emphasis"><text:span text:style-name="T66"/></text:span></text:p>
      <text:p text:style-name="P45"><text:span text:style-name="Strong_20_Emphasis"><text:span text:style-name="T56"/></text:span></text:p>
      <text:list text:continue-numbering="true" text:style-name="L1">
        <text:list-item>
          <text:p text:style-name="P8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85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1"><text:span text:style-name="Strong_20_Emphasis"><text:span text:style-name="T85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3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303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4"><text:span text:style-name="Strong_20_Emphasis"><text:span text:style-name="T85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4"><text:span text:style-name="Strong_20_Emphasis"><text:span text:style-name="T85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0"><text:span text:style-name="T169">De </text:span><text:span text:style-name="T215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90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80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81">Desktop</text:span></text:span><text:span text:style-name="Strong_20_Emphasis"><text:span text:style-name="T108"> </text:span></text:span><text:span text:style-name="T165">is voltooid.</text:span></text:p>
      <text:p text:style-name="P8"/>
      <text:list text:style-name="L2">
        <text:list-header>
          <text:p text:style-name="P87"><text:span text:style-name="Emphasis"><text:span text:style-name="T29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9">.</text:span></text:span></text:p>
          <text:p text:style-name="P88"><text:span text:style-name="Emphasis"><text:span text:style-name="T299">C</text:span></text:span><text:span text:style-name="Emphasis"><text:span text:style-name="T300">C0</text:span></text:span><text:span text:style-name="Emphasis"><text:span text:style-name="T299"> 1.0 </text:span></text:span><text:span text:style-name="Emphasis"><text:span text:style-name="T301">Universeel</text:span></text:span><text:span text:style-name="Emphasis"><text:span text:style-name="T299"> </text:span></text:span><text:span text:style-name="Emphasis"><text:span text:style-name="T29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04T11:36:26.739574419">04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04T11:36:26.587199296</dc:date>
    <meta:keyword>Installatie</meta:keyword>
    <meta:keyword>Checklist</meta:keyword>
    <meta:keyword>Linux</meta:keyword>
    <meta:editing-cycles>6905</meta:editing-cycles>
    <meta:editing-duration>P12DT8H50M54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13" meta:character-count="3645" meta:non-whitespace-character-count="3161"/>
    <meta:user-defined meta:name="Info 1"/>
    <meta:user-defined meta:name="Info 2"/>
    <meta:user-defined meta:name="Info 3"/>
    <meta:user-defined meta:name="Info 4"/>
  </office:meta>
</office:document-meta>
</file>